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080000000882F8CE84CBDC30B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5c3ff" draw:textarea-horizontal-align="justify" draw:textarea-vertical-align="middle" draw:auto-grow-height="false" fo:min-height="0.893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1.405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0.004cm" fo:min-width="0.135cm"/>
    </style:style>
    <style:style style:name="gr4" style:family="graphic" style:parent-style-name="standard">
      <style:graphic-properties draw:fill-color="#b2b2b2" draw:textarea-horizontal-align="justify" draw:textarea-vertical-align="middle" draw:auto-grow-height="false" fo:min-height="0.893cm" fo:min-width="0cm"/>
    </style:style>
    <style:style style:name="gr5" style:family="graphic" style:parent-style-name="objectwithoutfill">
      <style:graphic-properties svg:stroke-width="0.051cm" svg:stroke-color="#000000" draw:marker-start-width="0.355cm" draw:marker-end="Arrow" draw:marker-end-width="0.305cm" draw:fill="none" draw:fill-color="#b2b2b2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stroke="dash" draw:stroke-dash="Line_20_Style_20_1" draw:fill="none" draw:fill-color="#b2b2b2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</style:style>
    <style:style style:name="P1" style:family="paragraph">
      <loext:graphic-properties draw:fill-color="#85c3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none" draw:fill-color="#b2b2b2"/>
      <style:paragraph-properties fo:text-align="center"/>
    </style:style>
    <style:style style:name="P5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loext:graphic-properties draw:fill="none" draw:fill-color="#ffffff"/>
      <style:text-properties style:font-name="Times New Roman" fo:font-style="normal" style:font-style-asian="normal" style:font-style-complex="normal"/>
    </style:style>
    <style:style style:name="T1" style:family="text">
      <style:text-properties style:font-name="Times New Roman" fo:font-style="italic" style:font-style-asian="italic" style:font-style-complex="italic"/>
    </style:style>
    <style:style style:name="T2" style:family="text">
      <style:text-properties style:font-name="Times New Roman" fo:font-style="normal" style:font-style-asian="normal" style:font-style-complex="normal"/>
    </style:style>
    <style:style style:name="T3" style:family="text">
      <style:text-properties style:text-position="33% 58%" style:font-name="Times New Roman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measurelines" svg:width="3.302cm" svg:height="1.143cm" svg:x="0.049cm" svg:y="4.3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measurelines" svg:width="1.905cm" svg:height="0.381cm" svg:x="0.811cm" svg:y="3.9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measurelines" svg:width="0.635cm" svg:height="0.254cm" svg:x="1.473cm" svg:y="3.71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measurelines" svg:width="0.381cm" svg:height="1.143cm" svg:x="1.6cm" svg:y="3.969cm">
            <text:p/>
            <draw:enhanced-geometry svg:viewBox="0 0 21600 21600" draw:type="rectangle" draw:enhanced-path="M 0 0 L 21600 0 21600 21600 0 21600 0 0 Z N"/>
          </draw:custom-shape>
          <draw:line draw:style-name="gr5" draw:text-style-name="P4" draw:layer="measurelines" svg:x1="2.716cm" svg:y1="3.969cm" svg:x2="8.558cm" svg:y2="0.54cm">
            <text:p/>
          </draw:line>
          <draw:frame draw:style-name="gr6" draw:text-style-name="P5" draw:layer="measurelines" svg:width="0.891cm" svg:height="0.95cm" svg:x="8.685cm" svg:y="0.098cm">
            <draw:text-box>
              <text:p><text:span text:style-name="T1">F</text:span></text:p>
            </draw:text-box>
          </draw:frame>
          <draw:line draw:style-name="gr7" draw:text-style-name="P4" draw:layer="measurelines" svg:x1="2.716cm" svg:y1="4.35cm" svg:x2="8.939cm" svg:y2="4.35cm">
            <text:p/>
          </draw:line>
          <draw:frame draw:style-name="gr8" draw:text-style-name="P7" draw:layer="measurelines" svg:width="1.397cm" svg:height="0.95cm" svg:x="3.732cm" svg:y="3.273cm">
            <draw:text-box>
              <text:p text:style-name="P6"><text:span text:style-name="T2">3</text:span><text:span text:style-name="T2">0</text:span><text:span text:style-name="T3">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Wall_20_and_20_Ceiling" draw:display-name="Wall and Ceiling" xlink:href="Pictures/10000000000000080000000882F8CE84CBDC30BB.png" xlink:type="simple" xlink:show="embed" xlink:actuate="onLoad"/>
    <draw:marker draw:name="Arrow" svg:viewBox="0 0 20 30" svg:d="M10 0l-10 30h20z"/>
    <draw:stroke-dash draw:name="Centerline" draw:style="rect" draw:dots1="1" draw:dots1-length="0.406cm" draw:dots2="1" draw:distance="0.254cm"/>
    <draw:stroke-dash draw:name="Dashed_20__28_var_29_" draw:display-name="Dashed (var)" draw:style="rect" draw:dots1="1" draw:dots1-length="197%" draw:distance="127%"/>
    <draw:stroke-dash draw:name="Line_20_Style_20_1" draw:display-name="Line Style 1" draw:style="rect" draw:dots1="1" draw:dots1-length="0.305cm" draw:distance="0.254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9.652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01T17:30:04.521970264</dc:date>
    <meta:editing-duration>PT1H4M7S</meta:editing-duration>
    <meta:editing-cycles>4</meta:editing-cycles>
    <meta:generator>LibreOffice/5.3.0.3$Linux_X86_64 LibreOffice_project/30m0$Build-3</meta:generator>
    <meta:document-statistic meta:object-count="9"/>
  </office:meta>
</office:document-meta>
</file>